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3.4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nu/v [m^-1]</text:p>
          </table:table-cell>
          <table:table-cell office:value-type="string" calcext:value-type="string">
            <text:p>E_r/v [kV s/m^2]</text:p>
          </table:table-cell>
          <table:table-cell office:value-type="string" calcext:value-type="string">
            <text:p>N_theta</text:p>
          </table:table-cell>
          <table:table-cell office:value-type="string" calcext:value-type="string">
            <text:p>N_zeta</text:p>
          </table:table-cell>
          <table:table-cell office:value-type="string" calcext:value-type="string">
            <text:p>N_xi</text:p>
          </table:table-cell>
          <table:table-cell office:value-type="string" calcext:value-type="string">
            <text:p>D_11</text:p>
          </table:table-cell>
          <table:table-cell office:value-type="string" calcext:value-type="string">
            <text:p>D_31</text:p>
          </table:table-cell>
          <table:table-cell office:value-type="string" calcext:value-type="string">
            <text:p>D_13</text:p>
          </table:table-cell>
          <table:table-cell office:value-type="string" calcext:value-type="string">
            <text:p>D_33</text:p>
          </table:table-cell>
          <table:table-cell office:value-type="string" calcext:value-type="string">
            <text:p>D_33_Spitzer</text:p>
          </table:table-cell>
          <table:table-cell office:value-type="string" calcext:value-type="string">
            <text:p>Wall-clock time [s]</text:p>
          </table:table-cell>
          <table:table-cell office:value-type="string" calcext:value-type="string">
            <text:p>CPU time [s]</text:p>
          </table:table-cell>
          <table:table-cell office:value-type="string" calcext:value-type="string">
            <text:p>Delta D_11</text:p>
          </table:table-cell>
          <table:table-cell office:value-type="string" calcext:value-type="string">
            <text:p><text:span text:style-name="T1">Delta </text:span>D_31</text:p>
          </table:table-cell>
          <table:table-cell office:value-type="string" calcext:value-type="string">
            <text:p><text:span text:style-name="T1">Delta D</text:span>_13</text:p>
          </table:table-cell>
          <table:table-cell office:value-type="string" calcext:value-type="string">
            <text:p><text:span text:style-name="T1">Delta </text:span>D_33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20" calcext:value-type="float">
            <text:p>2.0000000000E+01</text:p>
          </table:table-cell>
          <table:table-cell office:value-type="float" office:value="0.0762482848453312" calcext:value-type="float">
            <text:p>7.6248284845E-02</text:p>
          </table:table-cell>
          <table:table-cell office:value-type="float" office:value="0.0255835282425056" calcext:value-type="float">
            <text:p>2.5583528243E-02</text:p>
          </table:table-cell>
          <table:table-cell office:value-type="float" office:value="-0.0255858493275912" calcext:value-type="float">
            <text:p>-2.5585849328E-02</text:p>
          </table:table-cell>
          <table:table-cell office:value-type="float" office:value="-8731.87901614251" calcext:value-type="float">
            <text:p>-8.7318790161E+03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42.9558" calcext:value-type="float">
            <text:p>1.4295580000E+02</text:p>
          </table:table-cell>
          <table:table-cell office:value-type="float" office:value="142.48718" calcext:value-type="float">
            <text:p>1.4248718000E+02</text:p>
          </table:table-cell>
          <table:table-cell table:formula="of:=[.F3]-[.F2]" office:value-type="float" office:value="-0.0187486158873465" calcext:value-type="float">
            <text:p>-1.8748615887E-02</text:p>
          </table:table-cell>
          <table:table-cell table:formula="of:=[.G3]-[.G2]" office:value-type="float" office:value="0.217083702319631" calcext:value-type="float">
            <text:p>2.1708370232E-01</text:p>
          </table:table-cell>
          <table:table-cell table:formula="of:=[.H3]-[.H2]" office:value-type="float" office:value="-0.217080976193929" calcext:value-type="float">
            <text:p>-2.1708097619E-01</text:p>
          </table:table-cell>
          <table:table-cell table:formula="of:=[.I3]-[.I2]" office:value-type="float" office:value="-5361.46267199876" calcext:value-type="float">
            <text:p>-5.3614626720E+03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40" calcext:value-type="float">
            <text:p>4.0000000000E+01</text:p>
          </table:table-cell>
          <table:table-cell office:value-type="float" office:value="0.0574996689579847" calcext:value-type="float">
            <text:p>5.7499668958E-02</text:p>
          </table:table-cell>
          <table:table-cell office:value-type="float" office:value="0.242667230562136" calcext:value-type="float">
            <text:p>2.4266723056E-01</text:p>
          </table:table-cell>
          <table:table-cell office:value-type="float" office:value="-0.242666825521521" calcext:value-type="float">
            <text:p>-2.4266682552E-01</text:p>
          </table:table-cell>
          <table:table-cell office:value-type="float" office:value="-14093.3416881413" calcext:value-type="float">
            <text:p>-1.4093341688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75.1814" calcext:value-type="float">
            <text:p>2.7518140000E+02</text:p>
          </table:table-cell>
          <table:table-cell office:value-type="float" office:value="274.387428" calcext:value-type="float">
            <text:p>2.7438742800E+02</text:p>
          </table:table-cell>
          <table:table-cell table:formula="of:=[.F4]-[.F3]" office:value-type="float" office:value="-0.00342101309720175" calcext:value-type="float">
            <text:p>-3.4210130972E-03</text:p>
          </table:table-cell>
          <table:table-cell table:formula="of:=[.G4]-[.G3]" office:value-type="float" office:value="-0.0141225102451063" calcext:value-type="float">
            <text:p>-1.4122510245E-02</text:p>
          </table:table-cell>
          <table:table-cell table:formula="of:=[.H4]-[.H3]" office:value-type="float" office:value="0.0141225390767262" calcext:value-type="float">
            <text:p>1.4122539077E-02</text:p>
          </table:table-cell>
          <table:table-cell table:formula="of:=[.I4]-[.I3]" office:value-type="float" office:value="-1807.26715913551" calcext:value-type="float">
            <text:p>-1.8072671591E+03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60" calcext:value-type="float">
            <text:p>6.0000000000E+01</text:p>
          </table:table-cell>
          <table:table-cell office:value-type="float" office:value="0.054078655860783" calcext:value-type="float">
            <text:p>5.4078655861E-02</text:p>
          </table:table-cell>
          <table:table-cell office:value-type="float" office:value="0.22854472031703" calcext:value-type="float">
            <text:p>2.2854472032E-01</text:p>
          </table:table-cell>
          <table:table-cell office:value-type="float" office:value="-0.228544286444794" calcext:value-type="float">
            <text:p>-2.2854428644E-01</text:p>
          </table:table-cell>
          <table:table-cell office:value-type="float" office:value="-15900.6088472768" calcext:value-type="float">
            <text:p>-1.5900608847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407.5835" calcext:value-type="float">
            <text:p>4.0758350000E+02</text:p>
          </table:table-cell>
          <table:table-cell office:value-type="float" office:value="406.405951" calcext:value-type="float">
            <text:p>4.0640595100E+02</text:p>
          </table:table-cell>
          <table:table-cell table:formula="of:=[.F5]-[.F4]" office:value-type="float" office:value="-0.00151006688434514" calcext:value-type="float">
            <text:p>-1.5100668843E-03</text:p>
          </table:table-cell>
          <table:table-cell table:formula="of:=[.G5]-[.G4]" office:value-type="float" office:value="-0.0674191535276712" calcext:value-type="float">
            <text:p>-6.7419153528E-02</text:p>
          </table:table-cell>
          <table:table-cell table:formula="of:=[.H5]-[.H4]" office:value-type="float" office:value="0.0674183893104324" calcext:value-type="float">
            <text:p>6.7418389310E-02</text:p>
          </table:table-cell>
          <table:table-cell table:formula="of:=[.I5]-[.I4]" office:value-type="float" office:value="-834.008235619051" calcext:value-type="float">
            <text:p>-8.3400823562E+02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80" calcext:value-type="float">
            <text:p>8.0000000000E+01</text:p>
          </table:table-cell>
          <table:table-cell office:value-type="float" office:value="0.0525685889764378" calcext:value-type="float">
            <text:p>5.2568588976E-02</text:p>
          </table:table-cell>
          <table:table-cell office:value-type="float" office:value="0.161125566789359" calcext:value-type="float">
            <text:p>1.6112556679E-01</text:p>
          </table:table-cell>
          <table:table-cell office:value-type="float" office:value="-0.161125897134362" calcext:value-type="float">
            <text:p>-1.6112589713E-01</text:p>
          </table:table-cell>
          <table:table-cell office:value-type="float" office:value="-16734.6170828958" calcext:value-type="float">
            <text:p>-1.6734617083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539.9977" calcext:value-type="float">
            <text:p>5.3999770000E+02</text:p>
          </table:table-cell>
          <table:table-cell office:value-type="float" office:value="538.436098" calcext:value-type="float">
            <text:p>5.3843609800E+02</text:p>
          </table:table-cell>
          <table:table-cell table:formula="of:=[.F6]-[.F5]" office:value-type="float" office:value="-0.000898704910345632" calcext:value-type="float">
            <text:p>-8.9870491035E-04</text:p>
          </table:table-cell>
          <table:table-cell table:formula="of:=[.G6]-[.G5]" office:value-type="float" office:value="-0.0526733448913916" calcext:value-type="float">
            <text:p>-5.2673344891E-02</text:p>
          </table:table-cell>
          <table:table-cell table:formula="of:=[.H6]-[.H5]" office:value-type="float" office:value="0.0526737608018841" calcext:value-type="float">
            <text:p>5.2673760802E-02</text:p>
          </table:table-cell>
          <table:table-cell table:formula="of:=[.I6]-[.I5]" office:value-type="float" office:value="-454.784581792359" calcext:value-type="float">
            <text:p>-4.5478458179E+02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100" calcext:value-type="float">
            <text:p>1.0000000000E+02</text:p>
          </table:table-cell>
          <table:table-cell office:value-type="float" office:value="0.0516698840660922" calcext:value-type="float">
            <text:p>5.1669884066E-02</text:p>
          </table:table-cell>
          <table:table-cell office:value-type="float" office:value="0.108452221897967" calcext:value-type="float">
            <text:p>1.0845222190E-01</text:p>
          </table:table-cell>
          <table:table-cell office:value-type="float" office:value="-0.108452136332478" calcext:value-type="float">
            <text:p>-1.0845213633E-01</text:p>
          </table:table-cell>
          <table:table-cell office:value-type="float" office:value="-17189.4016646882" calcext:value-type="float">
            <text:p>-1.7189401665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672.3691" calcext:value-type="float">
            <text:p>6.7236910000E+02</text:p>
          </table:table-cell>
          <table:table-cell office:value-type="float" office:value="670.416584" calcext:value-type="float">
            <text:p>6.7041658400E+02</text:p>
          </table:table-cell>
          <table:table-cell table:formula="of:=[.F7]-[.F6]" office:value-type="float" office:value="-0.000605432811948914" calcext:value-type="float">
            <text:p>-6.0543281195E-04</text:p>
          </table:table-cell>
          <table:table-cell table:formula="of:=[.G7]-[.G6]" office:value-type="float" office:value="-0.0247845715905968" calcext:value-type="float">
            <text:p>-2.4784571591E-02</text:p>
          </table:table-cell>
          <table:table-cell table:formula="of:=[.H7]-[.H6]" office:value-type="float" office:value="0.0247846012568176" calcext:value-type="float">
            <text:p>2.4784601257E-02</text:p>
          </table:table-cell>
          <table:table-cell table:formula="of:=[.I7]-[.I6]" office:value-type="float" office:value="-273.317190188151" calcext:value-type="float">
            <text:p>-2.7331719019E+02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120" calcext:value-type="float">
            <text:p>1.2000000000E+02</text:p>
          </table:table-cell>
          <table:table-cell office:value-type="float" office:value="0.0510644512541433" calcext:value-type="float">
            <text:p>5.1064451254E-02</text:p>
          </table:table-cell>
          <table:table-cell office:value-type="float" office:value="0.0836676503073705" calcext:value-type="float">
            <text:p>8.3667650307E-02</text:p>
          </table:table-cell>
          <table:table-cell office:value-type="float" office:value="-0.0836675350756603" calcext:value-type="float">
            <text:p>-8.3667535076E-02</text:p>
          </table:table-cell>
          <table:table-cell office:value-type="float" office:value="-17462.7188548763" calcext:value-type="float">
            <text:p>-1.7462718855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804.5676" calcext:value-type="float">
            <text:p>8.0456760000E+02</text:p>
          </table:table-cell>
          <table:table-cell office:value-type="float" office:value="802.229973" calcext:value-type="float">
            <text:p>8.0222997300E+02</text:p>
          </table:table-cell>
          <table:table-cell table:formula="of:=[.F8]-[.F7]" office:value-type="float" office:value="-0.000429256611899985" calcext:value-type="float">
            <text:p>-4.2925661190E-04</text:p>
          </table:table-cell>
          <table:table-cell table:formula="of:=[.G8]-[.G7]" office:value-type="float" office:value="-0.00446491332151282" calcext:value-type="float">
            <text:p>-4.4649133215E-03</text:p>
          </table:table-cell>
          <table:table-cell table:formula="of:=[.H8]-[.H7]" office:value-type="float" office:value="0.00446446465197199" calcext:value-type="float">
            <text:p>4.4644646520E-03</text:p>
          </table:table-cell>
          <table:table-cell table:formula="of:=[.I8]-[.I7]" office:value-type="float" office:value="-175.905288223261" calcext:value-type="float">
            <text:p>-1.7590528822E+02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140" calcext:value-type="float">
            <text:p>1.4000000000E+02</text:p>
          </table:table-cell>
          <table:table-cell office:value-type="float" office:value="0.0506351946422433" calcext:value-type="float">
            <text:p>5.0635194642E-02</text:p>
          </table:table-cell>
          <table:table-cell office:value-type="float" office:value="0.0792027369858576" calcext:value-type="float">
            <text:p>7.9202736986E-02</text:p>
          </table:table-cell>
          <table:table-cell office:value-type="float" office:value="-0.0792030704236883" calcext:value-type="float">
            <text:p>-7.9203070424E-02</text:p>
          </table:table-cell>
          <table:table-cell office:value-type="float" office:value="-17638.6241430996" calcext:value-type="float">
            <text:p>-1.7638624143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937.157" calcext:value-type="float">
            <text:p>9.3715700000E+02</text:p>
          </table:table-cell>
          <table:table-cell office:value-type="float" office:value="934.442268" calcext:value-type="float">
            <text:p>9.3444226800E+02</text:p>
          </table:table-cell>
          <table:table-cell table:formula="of:=[.F9]-[.F8]" office:value-type="float" office:value="-0.000311604093913537" calcext:value-type="float">
            <text:p>-3.1160409391E-04</text:p>
          </table:table-cell>
          <table:table-cell table:formula="of:=[.G9]-[.G8]" office:value-type="float" office:value="0.00436860924238738" calcext:value-type="float">
            <text:p>4.3686092424E-03</text:p>
          </table:table-cell>
          <table:table-cell table:formula="of:=[.H9]-[.H8]" office:value-type="float" office:value="-0.00436949746942389" calcext:value-type="float">
            <text:p>-4.3694974694E-03</text:p>
          </table:table-cell>
          <table:table-cell table:formula="of:=[.I9]-[.I8]" office:value-type="float" office:value="-119.935385266617" calcext:value-type="float">
            <text:p>-1.1993538527E+02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160" calcext:value-type="float">
            <text:p>1.6000000000E+02</text:p>
          </table:table-cell>
          <table:table-cell office:value-type="float" office:value="0.0503235905483298" calcext:value-type="float">
            <text:p>5.0323590548E-02</text:p>
          </table:table-cell>
          <table:table-cell office:value-type="float" office:value="0.083571346228245" calcext:value-type="float">
            <text:p>8.3571346228E-02</text:p>
          </table:table-cell>
          <table:table-cell office:value-type="float" office:value="-0.0835725678931122" calcext:value-type="float">
            <text:p>-8.3572567893E-02</text:p>
          </table:table-cell>
          <table:table-cell office:value-type="float" office:value="-17758.5595283662" calcext:value-type="float">
            <text:p>-1.7758559528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069.1041" calcext:value-type="float">
            <text:p>1.0691041000E+03</text:p>
          </table:table-cell>
          <table:table-cell office:value-type="float" office:value="1065.956963" calcext:value-type="float">
            <text:p>1.0659569630E+03</text:p>
          </table:table-cell>
          <table:table-cell table:formula="of:=[.F10]-[.F9]" office:value-type="float" office:value="-0.000231362337159723" calcext:value-type="float">
            <text:p>-2.3136233716E-04</text:p>
          </table:table-cell>
          <table:table-cell table:formula="of:=[.G10]-[.G9]" office:value-type="float" office:value="0.00516453758389866" calcext:value-type="float">
            <text:p>5.1645375839E-03</text:p>
          </table:table-cell>
          <table:table-cell table:formula="of:=[.H10]-[.H9]" office:value-type="float" office:value="-0.00516300494474735" calcext:value-type="float">
            <text:p>-5.1630049447E-03</text:p>
          </table:table-cell>
          <table:table-cell table:formula="of:=[.I10]-[.I9]" office:value-type="float" office:value="-86.2711763126317" calcext:value-type="float">
            <text:p>-8.6271176313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180" calcext:value-type="float">
            <text:p>1.8000000000E+02</text:p>
          </table:table-cell>
          <table:table-cell office:value-type="float" office:value="0.05009222821117" calcext:value-type="float">
            <text:p>5.0092228211E-02</text:p>
          </table:table-cell>
          <table:table-cell office:value-type="float" office:value="0.0887358838121437" calcext:value-type="float">
            <text:p>8.8735883812E-02</text:p>
          </table:table-cell>
          <table:table-cell office:value-type="float" office:value="-0.0887355728378595" calcext:value-type="float">
            <text:p>-8.8735572838E-02</text:p>
          </table:table-cell>
          <table:table-cell office:value-type="float" office:value="-17844.8307046789" calcext:value-type="float">
            <text:p>-1.7844830705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201.0142" calcext:value-type="float">
            <text:p>1.2010142000E+03</text:p>
          </table:table-cell>
          <table:table-cell office:value-type="float" office:value="1197.521994" calcext:value-type="float">
            <text:p>1.1975219940E+03</text:p>
          </table:table-cell>
          <table:table-cell table:formula="of:=[.F11]-[.F10]" office:value-type="float" office:value="-0.000180958204453789" calcext:value-type="float">
            <text:p>-1.8095820445E-04</text:p>
          </table:table-cell>
          <table:table-cell table:formula="of:=[.G11]-[.G10]" office:value-type="float" office:value="0.00252656934492232" calcext:value-type="float">
            <text:p>2.5265693449E-03</text:p>
          </table:table-cell>
          <table:table-cell table:formula="of:=[.H11]-[.H10]" office:value-type="float" office:value="-0.00253416316357558" calcext:value-type="float">
            <text:p>-2.5341631636E-03</text:p>
          </table:table-cell>
          <table:table-cell table:formula="of:=[.I11]-[.I10]" office:value-type="float" office:value="-69.2850804163281" calcext:value-type="float">
            <text:p>-6.9285080416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200" calcext:value-type="float">
            <text:p>2.0000000000E+02</text:p>
          </table:table-cell>
          <table:table-cell office:value-type="float" office:value="0.0499112700067162" calcext:value-type="float">
            <text:p>4.9911270007E-02</text:p>
          </table:table-cell>
          <table:table-cell office:value-type="float" office:value="0.091262453157066" calcext:value-type="float">
            <text:p>9.1262453157E-02</text:p>
          </table:table-cell>
          <table:table-cell office:value-type="float" office:value="-0.0912697360014351" calcext:value-type="float">
            <text:p>-9.1269736001E-02</text:p>
          </table:table-cell>
          <table:table-cell office:value-type="float" office:value="-17914.1157850952" calcext:value-type="float">
            <text:p>-1.7914115785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332.6464" calcext:value-type="float">
            <text:p>1.3326464000E+03</text:p>
          </table:table-cell>
          <table:table-cell office:value-type="float" office:value="1328.802367" calcext:value-type="float">
            <text:p>1.3288023670E+03</text:p>
          </table:table-cell>
          <table:table-cell table:formula="of:=[.F12]-[.F11]" office:value-type="float" office:value="-0.000149388161972921" calcext:value-type="float">
            <text:p>-1.4938816197E-04</text:p>
          </table:table-cell>
          <table:table-cell table:formula="of:=[.G12]-[.G11]" office:value-type="float" office:value="-0.000739755762365235" calcext:value-type="float">
            <text:p>-7.3975576237E-04</text:p>
          </table:table-cell>
          <table:table-cell table:formula="of:=[.H12]-[.H11]" office:value-type="float" office:value="0.000745300425605083" calcext:value-type="float">
            <text:p>7.4530042561E-04</text:p>
          </table:table-cell>
          <table:table-cell table:formula="of:=[.I12]-[.I11]" office:value-type="float" office:value="-54.312936894552" calcext:value-type="float">
            <text:p>-5.4312936895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220" calcext:value-type="float">
            <text:p>2.2000000000E+02</text:p>
          </table:table-cell>
          <table:table-cell office:value-type="float" office:value="0.0497618818447433" calcext:value-type="float">
            <text:p>4.9761881845E-02</text:p>
          </table:table-cell>
          <table:table-cell office:value-type="float" office:value="0.0905226973947008" calcext:value-type="float">
            <text:p>9.0522697395E-02</text:p>
          </table:table-cell>
          <table:table-cell office:value-type="float" office:value="-0.09052443557583" calcext:value-type="float">
            <text:p>-9.0524435576E-02</text:p>
          </table:table-cell>
          <table:table-cell office:value-type="float" office:value="-17968.4287219897" calcext:value-type="float">
            <text:p>-1.7968428722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464.7087" calcext:value-type="float">
            <text:p>1.4647087000E+03</text:p>
          </table:table-cell>
          <table:table-cell office:value-type="float" office:value="1460.435293" calcext:value-type="float">
            <text:p>1.4604352930E+03</text:p>
          </table:table-cell>
          <table:table-cell table:formula="of:=[.F13]-[.F12]" office:value-type="float" office:value="-0.000149133477252317" calcext:value-type="float">
            <text:p>-1.4913347725E-04</text:p>
          </table:table-cell>
          <table:table-cell table:formula="of:=[.G13]-[.G12]" office:value-type="float" office:value="-0.000454233492630698" calcext:value-type="float">
            <text:p>-4.5423349263E-04</text:p>
          </table:table-cell>
          <table:table-cell table:formula="of:=[.H13]-[.H12]" office:value-type="float" office:value="0.000459291704417358" calcext:value-type="float">
            <text:p>4.5929170442E-04</text:p>
          </table:table-cell>
          <table:table-cell table:formula="of:=[.I13]-[.I12]" office:value-type="float" office:value="-38.3056277173709" calcext:value-type="float">
            <text:p>-3.8305627717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240" calcext:value-type="float">
            <text:p>2.4000000000E+02</text:p>
          </table:table-cell>
          <table:table-cell office:value-type="float" office:value="0.049612748367491" calcext:value-type="float">
            <text:p>4.9612748367E-02</text:p>
          </table:table-cell>
          <table:table-cell office:value-type="float" office:value="0.0900684639020701" calcext:value-type="float">
            <text:p>9.0068463902E-02</text:p>
          </table:table-cell>
          <table:table-cell office:value-type="float" office:value="-0.0900651438714126" calcext:value-type="float">
            <text:p>-9.0065143871E-02</text:p>
          </table:table-cell>
          <table:table-cell office:value-type="float" office:value="-18006.7343497071" calcext:value-type="float">
            <text:p>-1.8006734350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598.2822" calcext:value-type="float">
            <text:p>1.5982822000E+03</text:p>
          </table:table-cell>
          <table:table-cell office:value-type="float" office:value="1593.634336" calcext:value-type="float">
            <text:p>1.5936343360E+03</text:p>
          </table:table-cell>
          <table:table-cell table:formula="of:=[.F14]-[.F13]" office:value-type="float" office:value="-0.000136406589490122" calcext:value-type="float">
            <text:p>-1.3640658949E-04</text:p>
          </table:table-cell>
          <table:table-cell table:formula="of:=[.G14]-[.G13]" office:value-type="float" office:value="-0.00100061832929096" calcext:value-type="float">
            <text:p>-1.0006183293E-03</text:p>
          </table:table-cell>
          <table:table-cell table:formula="of:=[.H14]-[.H13]" office:value-type="float" office:value="0.00100822558355441" calcext:value-type="float">
            <text:p>1.0082255836E-03</text:p>
          </table:table-cell>
          <table:table-cell table:formula="of:=[.I14]-[.I13]" office:value-type="float" office:value="-28.2613853750372" calcext:value-type="float">
            <text:p>-2.8261385375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260" calcext:value-type="float">
            <text:p>2.6000000000E+02</text:p>
          </table:table-cell>
          <table:table-cell office:value-type="float" office:value="0.0494763417780009" calcext:value-type="float">
            <text:p>4.9476341778E-02</text:p>
          </table:table-cell>
          <table:table-cell office:value-type="float" office:value="0.0890678455727791" calcext:value-type="float">
            <text:p>8.9067845573E-02</text:p>
          </table:table-cell>
          <table:table-cell office:value-type="float" office:value="-0.0890569182878582" calcext:value-type="float">
            <text:p>-8.9056918288E-02</text:p>
          </table:table-cell>
          <table:table-cell office:value-type="float" office:value="-18034.9957350821" calcext:value-type="float">
            <text:p>-1.8034995735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729.1479" calcext:value-type="float">
            <text:p>1.7291479000E+03</text:p>
          </table:table-cell>
          <table:table-cell office:value-type="float" office:value="1724.107239" calcext:value-type="float">
            <text:p>1.7241072390E+03</text:p>
          </table:table-cell>
          <table:table-cell table:formula="of:=[.F15]-[.F14]" office:value-type="float" office:value="-0.0000919126716834862" calcext:value-type="float">
            <text:p>-9.1912671683E-05</text:p>
          </table:table-cell>
          <table:table-cell table:formula="of:=[.G15]-[.G14]" office:value-type="float" office:value="-0.000439046284708339" calcext:value-type="float">
            <text:p>-4.3904628471E-04</text:p>
          </table:table-cell>
          <table:table-cell table:formula="of:=[.H15]-[.H14]" office:value-type="float" office:value="0.000436478733802301" calcext:value-type="float">
            <text:p>4.3647873380E-04</text:p>
          </table:table-cell>
          <table:table-cell table:formula="of:=[.I15]-[.I14]" office:value-type="float" office:value="-21.8480216064199" calcext:value-type="float">
            <text:p>-2.1848021606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280" calcext:value-type="float">
            <text:p>2.8000000000E+02</text:p>
          </table:table-cell>
          <table:table-cell office:value-type="float" office:value="0.0493844291063174" calcext:value-type="float">
            <text:p>4.9384429106E-02</text:p>
          </table:table-cell>
          <table:table-cell office:value-type="float" office:value="0.0886287992880708" calcext:value-type="float">
            <text:p>8.8628799288E-02</text:p>
          </table:table-cell>
          <table:table-cell office:value-type="float" office:value="-0.0886204395540559" calcext:value-type="float">
            <text:p>-8.8620439554E-02</text:p>
          </table:table-cell>
          <table:table-cell office:value-type="float" office:value="-18056.8437566886" calcext:value-type="float">
            <text:p>-1.8056843757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863.2595" calcext:value-type="float">
            <text:p>1.8632595000E+03</text:p>
          </table:table-cell>
          <table:table-cell office:value-type="float" office:value="1857.772717" calcext:value-type="float">
            <text:p>1.8577727170E+03</text:p>
          </table:table-cell>
          <table:table-cell table:formula="of:=[.F16]-[.F15]" office:value-type="float" office:value="-0.0000711386504606698" calcext:value-type="float">
            <text:p>-7.1138650461E-05</text:p>
          </table:table-cell>
          <table:table-cell table:formula="of:=[.G16]-[.G15]" office:value-type="float" office:value="0.0000993064592201553" calcext:value-type="float">
            <text:p>9.9306459220E-05</text:p>
          </table:table-cell>
          <table:table-cell table:formula="of:=[.H16]-[.H15]" office:value-type="float" office:value="-0.000108477494498077" calcext:value-type="float">
            <text:p>-1.0847749450E-04</text:p>
          </table:table-cell>
          <table:table-cell table:formula="of:=[.I16]-[.I15]" office:value-type="float" office:value="-17.2908899379217" calcext:value-type="float">
            <text:p>-1.7290889938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300" calcext:value-type="float">
            <text:p>3.0000000000E+02</text:p>
          </table:table-cell>
          <table:table-cell office:value-type="float" office:value="0.0493132904558567" calcext:value-type="float">
            <text:p>4.9313290456E-02</text:p>
          </table:table-cell>
          <table:table-cell office:value-type="float" office:value="0.0887281057472909" calcext:value-type="float">
            <text:p>8.8728105747E-02</text:p>
          </table:table-cell>
          <table:table-cell office:value-type="float" office:value="-0.088728917048554" calcext:value-type="float">
            <text:p>-8.8728917049E-02</text:p>
          </table:table-cell>
          <table:table-cell office:value-type="float" office:value="-18074.1346466265" calcext:value-type="float">
            <text:p>-1.8074134647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1995.4241" calcext:value-type="float">
            <text:p>1.9954241000E+03</text:p>
          </table:table-cell>
          <table:table-cell office:value-type="float" office:value="1989.594448" calcext:value-type="float">
            <text:p>1.9895944480E+03</text:p>
          </table:table-cell>
          <table:table-cell table:formula="of:=[.F17]-[.F16]" office:value-type="float" office:value="-0.0000595129802723957" calcext:value-type="float">
            <text:p>-5.9512980272E-05</text:p>
          </table:table-cell>
          <table:table-cell table:formula="of:=[.G17]-[.G16]" office:value-type="float" office:value="0.000257840590209821" calcext:value-type="float">
            <text:p>2.5784059021E-04</text:p>
          </table:table-cell>
          <table:table-cell table:formula="of:=[.H17]-[.H16]" office:value-type="float" office:value="-0.000266097453087741" calcext:value-type="float">
            <text:p>-2.6609745309E-04</text:p>
          </table:table-cell>
          <table:table-cell table:formula="of:=[.I17]-[.I16]" office:value-type="float" office:value="-14.6909655795789" calcext:value-type="float">
            <text:p>-1.4690965580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320" calcext:value-type="float">
            <text:p>3.2000000000E+02</text:p>
          </table:table-cell>
          <table:table-cell office:value-type="float" office:value="0.0492537774755843" calcext:value-type="float">
            <text:p>4.9253777476E-02</text:p>
          </table:table-cell>
          <table:table-cell office:value-type="float" office:value="0.0889859463375007" calcext:value-type="float">
            <text:p>8.8985946338E-02</text:p>
          </table:table-cell>
          <table:table-cell office:value-type="float" office:value="-0.0889950145016418" calcext:value-type="float">
            <text:p>-8.8995014502E-02</text:p>
          </table:table-cell>
          <table:table-cell office:value-type="float" office:value="-18088.8256122061" calcext:value-type="float">
            <text:p>-1.8088825612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127.8013" calcext:value-type="float">
            <text:p>2.1278013000E+03</text:p>
          </table:table-cell>
          <table:table-cell office:value-type="float" office:value="2121.626399" calcext:value-type="float">
            <text:p>2.1216263990E+03</text:p>
          </table:table-cell>
          <table:table-cell table:formula="of:=[.F18]-[.F17]" office:value-type="float" office:value="-0.0000519426482230578" calcext:value-type="float">
            <text:p>-5.1942648223E-05</text:p>
          </table:table-cell>
          <table:table-cell table:formula="of:=[.G18]-[.G17]" office:value-type="float" office:value="0.000250617336879019" calcext:value-type="float">
            <text:p>2.5061733688E-04</text:p>
          </table:table-cell>
          <table:table-cell table:formula="of:=[.H18]-[.H17]" office:value-type="float" office:value="-0.000243285512785935" calcext:value-type="float">
            <text:p>-2.4328551279E-04</text:p>
          </table:table-cell>
          <table:table-cell table:formula="of:=[.I18]-[.I17]" office:value-type="float" office:value="-13.0487266456294" calcext:value-type="float">
            <text:p>-1.3048726646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340" calcext:value-type="float">
            <text:p>3.4000000000E+02</text:p>
          </table:table-cell>
          <table:table-cell office:value-type="float" office:value="0.0492018348273613" calcext:value-type="float">
            <text:p>4.9201834827E-02</text:p>
          </table:table-cell>
          <table:table-cell office:value-type="float" office:value="0.0892365636743798" calcext:value-type="float">
            <text:p>8.9236563674E-02</text:p>
          </table:table-cell>
          <table:table-cell office:value-type="float" office:value="-0.0892383000144277" calcext:value-type="float">
            <text:p>-8.9238300014E-02</text:p>
          </table:table-cell>
          <table:table-cell office:value-type="float" office:value="-18101.8743388517" calcext:value-type="float">
            <text:p>-1.8101874339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411.9868" calcext:value-type="float">
            <text:p>2.4119868000E+03</text:p>
          </table:table-cell>
          <table:table-cell office:value-type="float" office:value="2253.742981" calcext:value-type="float">
            <text:p>2.2537429810E+03</text:p>
          </table:table-cell>
          <table:table-cell table:formula="of:=[.F19]-[.F18]" office:value-type="float" office:value="-0.0000426175025386027" calcext:value-type="float">
            <text:p>-4.2617502539E-05</text:p>
          </table:table-cell>
          <table:table-cell table:formula="of:=[.G19]-[.G18]" office:value-type="float" office:value="-0.0000299088264789915" calcext:value-type="float">
            <text:p>-2.9908826479E-05</text:p>
          </table:table-cell>
          <table:table-cell table:formula="of:=[.H19]-[.H18]" office:value-type="float" office:value="0.0000644093718442373" calcext:value-type="float">
            <text:p>6.4409371844E-05</text:p>
          </table:table-cell>
          <table:table-cell table:formula="of:=[.I19]-[.I18]" office:value-type="float" office:value="-12.3876552744696" calcext:value-type="float">
            <text:p>-1.2387655274E+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360" calcext:value-type="float">
            <text:p>3.6000000000E+02</text:p>
          </table:table-cell>
          <table:table-cell office:value-type="float" office:value="0.0491592173248227" calcext:value-type="float">
            <text:p>4.9159217325E-02</text:p>
          </table:table-cell>
          <table:table-cell office:value-type="float" office:value="0.0892066548479008" calcext:value-type="float">
            <text:p>8.9206654848E-02</text:p>
          </table:table-cell>
          <table:table-cell office:value-type="float" office:value="-0.0891738906425834" calcext:value-type="float">
            <text:p>-8.9173890643E-02</text:p>
          </table:table-cell>
          <table:table-cell office:value-type="float" office:value="-18114.2619941262" calcext:value-type="float">
            <text:p>-1.8114261994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390.6994" calcext:value-type="float">
            <text:p>2.3906994000E+03</text:p>
          </table:table-cell>
          <table:table-cell office:value-type="float" office:value="2383.699191" calcext:value-type="float">
            <text:p>2.3836991910E+03</text:p>
          </table:table-cell>
          <table:table-cell table:formula="of:=[.F20]-[.F19]" office:value-type="float" office:value="-0.0000316080795837656" calcext:value-type="float">
            <text:p>-3.1608079584E-05</text:p>
          </table:table-cell>
          <table:table-cell table:formula="of:=[.G20]-[.G19]" office:value-type="float" office:value="-0.000218634842555826" calcext:value-type="float">
            <text:p>-2.1863484256E-04</text:p>
          </table:table-cell>
          <table:table-cell table:formula="of:=[.H20]-[.H19]" office:value-type="float" office:value="0.000214511157152444" calcext:value-type="float">
            <text:p>2.1451115715E-04</text:p>
          </table:table-cell>
          <table:table-cell table:formula="of:=[.I20]-[.I19]" office:value-type="float" office:value="-8.22260845382334" calcext:value-type="float">
            <text:p>-8.2226084538E+00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380" calcext:value-type="float">
            <text:p>3.8000000000E+02</text:p>
          </table:table-cell>
          <table:table-cell office:value-type="float" office:value="0.0491276092452389" calcext:value-type="float">
            <text:p>4.9127609245E-02</text:p>
          </table:table-cell>
          <table:table-cell office:value-type="float" office:value="0.088988020005345" calcext:value-type="float">
            <text:p>8.8988020005E-02</text:p>
          </table:table-cell>
          <table:table-cell office:value-type="float" office:value="-0.088959379485431" calcext:value-type="float">
            <text:p>-8.8959379485E-02</text:p>
          </table:table-cell>
          <table:table-cell office:value-type="float" office:value="-18122.48460258" calcext:value-type="float">
            <text:p>-1.8122484603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522.9121" calcext:value-type="float">
            <text:p>2.5229121000E+03</text:p>
          </table:table-cell>
          <table:table-cell office:value-type="float" office:value="2515.545792" calcext:value-type="float">
            <text:p>2.5155457920E+03</text:p>
          </table:table-cell>
          <table:table-cell table:formula="of:=[.F21]-[.F20]" office:value-type="float" office:value="-0.0000221852897410099" calcext:value-type="float">
            <text:p>-2.2185289741E-05</text:p>
          </table:table-cell>
          <table:table-cell table:formula="of:=[.G21]-[.G20]" office:value-type="float" office:value="0.0000366374199905067" calcext:value-type="float">
            <text:p>3.6637419991E-05</text:p>
          </table:table-cell>
          <table:table-cell table:formula="of:=[.H21]-[.H20]" office:value-type="float" office:value="-0.0000202940282757191" calcext:value-type="float">
            <text:p>-2.0294028276E-05</text:p>
          </table:table-cell>
          <table:table-cell table:formula="of:=[.I21]-[.I20]" office:value-type="float" office:value="-5.70304099479836" calcext:value-type="float">
            <text:p>-5.7030409948E+00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400" calcext:value-type="float">
            <text:p>4.0000000000E+02</text:p>
          </table:table-cell>
          <table:table-cell office:value-type="float" office:value="0.0491054239554979" calcext:value-type="float">
            <text:p>4.9105423955E-02</text:p>
          </table:table-cell>
          <table:table-cell office:value-type="float" office:value="0.0890246574253355" calcext:value-type="float">
            <text:p>8.9024657425E-02</text:p>
          </table:table-cell>
          <table:table-cell office:value-type="float" office:value="-0.0889796735137067" calcext:value-type="float">
            <text:p>-8.8979673514E-02</text:p>
          </table:table-cell>
          <table:table-cell office:value-type="float" office:value="-18128.1876435748" calcext:value-type="float">
            <text:p>-1.8128187644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655.3891" calcext:value-type="float">
            <text:p>2.6553891000E+03</text:p>
          </table:table-cell>
          <table:table-cell office:value-type="float" office:value="2647.659831" calcext:value-type="float">
            <text:p>2.6476598310E+03</text:p>
          </table:table-cell>
          <table:table-cell table:formula="of:=[.F22]-[.F21]" office:value-type="float" office:value="-0.0000140253376179136" calcext:value-type="float">
            <text:p>-1.4025337618E-05</text:p>
          </table:table-cell>
          <table:table-cell table:formula="of:=[.G22]-[.G21]" office:value-type="float" office:value="-0.000231618386766094" calcext:value-type="float">
            <text:p>-2.3161838677E-04</text:p>
          </table:table-cell>
          <table:table-cell table:formula="of:=[.H22]-[.H21]" office:value-type="float" office:value="0.000240214876754269" calcext:value-type="float">
            <text:p>2.4021487675E-04</text:p>
          </table:table-cell>
          <table:table-cell table:formula="of:=[.I22]-[.I21]" office:value-type="float" office:value="-3.89716840592155" calcext:value-type="float">
            <text:p>-3.8971684059E+00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420" calcext:value-type="float">
            <text:p>4.2000000000E+02</text:p>
          </table:table-cell>
          <table:table-cell office:value-type="float" office:value="0.04909139861788" calcext:value-type="float">
            <text:p>4.9091398618E-02</text:p>
          </table:table-cell>
          <table:table-cell office:value-type="float" office:value="0.0887930390385694" calcext:value-type="float">
            <text:p>8.8793039039E-02</text:p>
          </table:table-cell>
          <table:table-cell office:value-type="float" office:value="-0.0887394586369525" calcext:value-type="float">
            <text:p>-8.8739458637E-02</text:p>
          </table:table-cell>
          <table:table-cell office:value-type="float" office:value="-18132.0848119807" calcext:value-type="float">
            <text:p>-1.8132084812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788.7527" calcext:value-type="float">
            <text:p>2.7887527000E+03</text:p>
          </table:table-cell>
          <table:table-cell office:value-type="float" office:value="2780.674823" calcext:value-type="float">
            <text:p>2.7806748230E+03</text:p>
          </table:table-cell>
          <table:table-cell table:formula="of:=[.F23]-[.F22]" office:value-type="float" office:value="-0.00000990519651603017" calcext:value-type="float">
            <text:p>-9.9051965160E-06</text:p>
          </table:table-cell>
          <table:table-cell table:formula="of:=[.G23]-[.G22]" office:value-type="float" office:value="-0.0000268159758448488" calcext:value-type="float">
            <text:p>-2.6815975845E-05</text:p>
          </table:table-cell>
          <table:table-cell table:formula="of:=[.H23]-[.H22]" office:value-type="float" office:value="0.0000538489686103677" calcext:value-type="float">
            <text:p>5.3848968610E-05</text:p>
          </table:table-cell>
          <table:table-cell table:formula="of:=[.I23]-[.I22]" office:value-type="float" office:value="-2.79219814571843" calcext:value-type="float">
            <text:p>-2.7921981457E+00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440" calcext:value-type="float">
            <text:p>4.4000000000E+02</text:p>
          </table:table-cell>
          <table:table-cell office:value-type="float" office:value="0.0490814934213639" calcext:value-type="float">
            <text:p>4.9081493421E-02</text:p>
          </table:table-cell>
          <table:table-cell office:value-type="float" office:value="0.0887662230627245" calcext:value-type="float">
            <text:p>8.8766223063E-02</text:p>
          </table:table-cell>
          <table:table-cell office:value-type="float" office:value="-0.0886856096683421" calcext:value-type="float">
            <text:p>-8.8685609668E-02</text:p>
          </table:table-cell>
          <table:table-cell office:value-type="float" office:value="-18134.8770101264" calcext:value-type="float">
            <text:p>-1.8134877010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2921.2295" calcext:value-type="float">
            <text:p>2.9212295000E+03</text:p>
          </table:table-cell>
          <table:table-cell office:value-type="float" office:value="2912.738944" calcext:value-type="float">
            <text:p>2.9127389440E+03</text:p>
          </table:table-cell>
          <table:table-cell table:formula="of:=[.F24]-[.F23]" office:value-type="float" office:value="-0.000006566972765569" calcext:value-type="float">
            <text:p>-6.5669727656E-06</text:p>
          </table:table-cell>
          <table:table-cell table:formula="of:=[.G24]-[.G23]" office:value-type="float" office:value="-0.0000740316693219473" calcext:value-type="float">
            <text:p>-7.4031669322E-05</text:p>
          </table:table-cell>
          <table:table-cell table:formula="of:=[.H24]-[.H23]" office:value-type="float" office:value="0.0000812886993832029" calcext:value-type="float">
            <text:p>8.1288699383E-05</text:p>
          </table:table-cell>
          <table:table-cell table:formula="of:=[.I24]-[.I23]" office:value-type="float" office:value="-2.02393386781114" calcext:value-type="float">
            <text:p>-2.0239338678E+00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460" calcext:value-type="float">
            <text:p>4.6000000000E+02</text:p>
          </table:table-cell>
          <table:table-cell office:value-type="float" office:value="0.0490749264485984" calcext:value-type="float">
            <text:p>4.9074926449E-02</text:p>
          </table:table-cell>
          <table:table-cell office:value-type="float" office:value="0.0886921913934026" calcext:value-type="float">
            <text:p>8.8692191393E-02</text:p>
          </table:table-cell>
          <table:table-cell office:value-type="float" office:value="-0.0886043209689589" calcext:value-type="float">
            <text:p>-8.8604320969E-02</text:p>
          </table:table-cell>
          <table:table-cell office:value-type="float" office:value="-18136.9009439942" calcext:value-type="float">
            <text:p>-1.8136900944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3053.4311" calcext:value-type="float">
            <text:p>3.0534311000E+03</text:p>
          </table:table-cell>
          <table:table-cell office:value-type="float" office:value="3044.55356" calcext:value-type="float">
            <text:p>3.0445535600E+03</text:p>
          </table:table-cell>
          <table:table-cell table:formula="of:=[.F25]-[.F24]" office:value-type="float" office:value="-0.00000330130242397197" calcext:value-type="float">
            <text:p>-3.3013024240E-06</text:p>
          </table:table-cell>
          <table:table-cell table:formula="of:=[.G25]-[.G24]" office:value-type="float" office:value="-0.000143577127135378" calcext:value-type="float">
            <text:p>-1.4357712714E-04</text:p>
          </table:table-cell>
          <table:table-cell table:formula="of:=[.H25]-[.H24]" office:value-type="float" office:value="0.000147503424551942" calcext:value-type="float">
            <text:p>1.4750342455E-04</text:p>
          </table:table-cell>
          <table:table-cell table:formula="of:=[.I25]-[.I24]" office:value-type="float" office:value="-0.976348928437801" calcext:value-type="float">
            <text:p>-9.7634892844E-01</text:p>
          </table:table-cell>
        </table:table-row>
        <table:table-row table:style-name="ro1">
          <table:table-cell office:value-type="float" office:value="0.00001" calcext:value-type="float">
            <text:p>1.0000000000E-05</text:p>
          </table:table-cell>
          <table:table-cell office:value-type="float" office:value="0" calcext:value-type="float">
            <text:p>0.0000000000E+00</text:p>
          </table:table-cell>
          <table:table-cell office:value-type="float" office:value="27" calcext:value-type="float">
            <text:p>2.7000000000E+01</text:p>
          </table:table-cell>
          <table:table-cell office:value-type="float" office:value="175" calcext:value-type="float">
            <text:p>1.7500000000E+02</text:p>
          </table:table-cell>
          <table:table-cell office:value-type="float" office:value="480" calcext:value-type="float">
            <text:p>4.8000000000E+02</text:p>
          </table:table-cell>
          <table:table-cell office:value-type="float" office:value="0.0490716251461744" calcext:value-type="float">
            <text:p>4.9071625146E-02</text:p>
          </table:table-cell>
          <table:table-cell office:value-type="float" office:value="0.0885486142662672" calcext:value-type="float">
            <text:p>8.8548614266E-02</text:p>
          </table:table-cell>
          <table:table-cell office:value-type="float" office:value="-0.0884568175444069" calcext:value-type="float">
            <text:p>-8.8456817544E-02</text:p>
          </table:table-cell>
          <table:table-cell office:value-type="float" office:value="-18137.8772929227" calcext:value-type="float">
            <text:p>-1.8137877293E+04</text:p>
          </table:table-cell>
          <table:table-cell office:value-type="float" office:value="-61484.1280454488" calcext:value-type="float">
            <text:p>-6.1484128045E+04</text:p>
          </table:table-cell>
          <table:table-cell office:value-type="float" office:value="3185.9192" calcext:value-type="float">
            <text:p>3.1859192000E+03</text:p>
          </table:table-cell>
          <table:table-cell office:value-type="float" office:value="3176.624999" calcext:value-type="float">
            <text:p>3.1766249990E+03</text:p>
          </table:table-cell>
          <table:table-cell office:value-type="float" office:value="-0.00000330130242397197" calcext:value-type="float">
            <text:p>-3.3013024240E-06</text:p>
          </table:table-cell>
          <table:table-cell office:value-type="float" office:value="-0.000143577127135378" calcext:value-type="float">
            <text:p>-1.4357712714E-04</text:p>
          </table:table-cell>
          <table:table-cell office:value-type="float" office:value="0.000147503424551942" calcext:value-type="float">
            <text:p>1.4750342455E-04</text:p>
          </table:table-cell>
          <table:table-cell office:value-type="float" office:value="-0.976348928437801" calcext:value-type="float">
            <text:p>-9.7634892844E-01</text:p>
          </table:table-cell>
        </table:table-row>
        <table:table-row table:style-name="ro1" table:number-rows-repeated="104855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2">
      <number:scientific-number number:decimal-places="10" number:min-decimal-places="1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09T02:42:54.465000000</dc:date>
    <meta:editing-duration>PT19M12S</meta:editing-duration>
    <meta:editing-cycles>2</meta:editing-cycles>
    <meta:generator>LibreOffice/7.3.4.2$Windows_X86_64 LibreOffice_project/728fec16bd5f605073805c3c9e7c4212a0120dc5</meta:generator>
    <meta:document-statistic meta:table-count="1" meta:cell-count="400" meta:object-count="0"/>
  </office:meta>
</office:document-meta>
</file>